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 table:number-rows-repeated="104796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 style:data-style-name="N2" text:time-value="21:00:06.5877085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aecc05fe267cc68dde00352a451aa867b3b546ac</meta:generator>
    <meta:creation-date>2006-09-16T14:57:30</meta:creation-date>
    <dc:date>2019-05-31T21:03:56.158277288</dc:date>
    <meta:editing-cycles>340</meta:editing-cycles>
    <meta:editing-duration>PT16H35M57S</meta:editing-duration>
    <meta:document-statistic meta:table-count="2" meta:cell-count="1447" meta:object-count="0"/>
    <meta:user-defined meta:name="Info 1"/>
    <meta:user-defined meta:name="Info 2"/>
    <meta:user-defined meta:name="Info 3"/>
    <meta:user-defined meta:name="Info 4"/>
  </office:meta>
</office:document-meta>
</file>